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thJax_Size1" svg:font-family="MathJax_Size1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style:font-name="MathJax_Size1" style:font-name-asian="MathJax_Size1" style:font-name-complex="MathJax_Size1"/>
    </style:style>
    <style:style style:name="T3" style:parent-style-name="Policepardéfaut" style:family="text">
      <style:text-properties style:font-name="MathJax_Size1" style:font-name-asian="MathJax_Size1" style:font-name-complex="MathJax_Size1" fo:font-style="italic" style:font-style-asian="italic" style:font-style-complex="italic"/>
    </style:style>
    <style:style style:name="P4" style:parent-style-name="Standard" style:family="paragraph"/>
    <style:style style:name="T5" style:parent-style-name="Policepardéfaut" style:family="text">
      <style:text-properties style:font-name="MathJax_Size1" style:font-name-asian="MathJax_Size1" style:font-name-complex="MathJax_Size1"/>
    </style:style>
    <style:style style:name="P6" style:parent-style-name="Standard" style:family="paragraph"/>
    <style:style style:name="T7" style:parent-style-name="Policepardéfaut" style:family="text">
      <style:text-properties style:font-name="MathJax_Size1" style:font-name-asian="MathJax_Size1" style:font-name-complex="MathJax_Size1"/>
    </style:style>
    <style:style style:name="T8" style:parent-style-name="Policepardéfaut" style:family="text">
      <style:text-properties style:font-name="MathJax_Size1" style:font-name-asian="MathJax_Size1" style:font-name-complex="MathJax_Size1"/>
    </style:style>
    <style:style style:name="P9" style:parent-style-name="Standard" style:family="paragraph"/>
    <style:style style:name="T10" style:parent-style-name="Policepardéfaut" style:family="text">
      <style:text-properties style:font-name="MathJax_Size1" style:font-name-asian="MathJax_Size1" style:font-name-complex="MathJax_Size1"/>
    </style:style>
    <style:style style:name="T11" style:parent-style-name="Policepardéfaut" style:family="text">
      <style:text-properties style:font-name="MathJax_Size1" style:font-name-asian="MathJax_Size1" style:font-name-complex="MathJax_Size1"/>
    </style:style>
    <style:style style:name="T12" style:parent-style-name="Policepardéfaut" style:family="text">
      <style:text-properties style:font-name="MathJax_Size1" style:font-name-asian="MathJax_Size1" style:font-name-complex="MathJax_Size1"/>
    </style:style>
    <style:style style:name="P13" style:parent-style-name="Standard" style:family="paragraph"/>
    <style:style style:name="T14" style:parent-style-name="Policepardéfaut" style:family="text">
      <style:text-properties style:font-name="MathJax_Size1" style:font-name-asian="MathJax_Size1" style:font-name-complex="MathJax_Size1"/>
    </style:style>
    <style:style style:name="T15" style:parent-style-name="Policepardéfaut" style:family="text">
      <style:text-properties style:font-name="MathJax_Size1" style:font-name-asian="MathJax_Size1" style:font-name-complex="MathJax_Size1"/>
    </style:style>
    <style:style style:name="T16" style:parent-style-name="Policepardéfaut" style:family="text">
      <style:text-properties style:font-name="MathJax_Size1" style:font-name-asian="MathJax_Size1" style:font-name-complex="MathJax_Size1"/>
    </style:style>
    <style:style style:name="T17" style:parent-style-name="Policepardéfaut" style:family="text">
      <style:text-properties style:font-name="MathJax_Size1" style:font-name-asian="MathJax_Size1" style:font-name-complex="MathJax_Size1"/>
    </style:style>
    <style:style style:name="T18" style:parent-style-name="Policepardéfaut" style:family="text">
      <style:text-properties style:font-name="MathJax_Size1" style:font-name-asian="MathJax_Size1" style:font-name-complex="MathJax_Size1"/>
    </style:style>
    <style:style style:name="P19" style:parent-style-name="Standard" style:family="paragraph"/>
    <style:style style:name="T20" style:parent-style-name="Policepardéfaut" style:family="text">
      <style:text-properties style:font-name="MathJax_Size1" style:font-name-asian="MathJax_Size1" style:font-name-complex="MathJax_Size1"/>
    </style:style>
    <style:style style:name="T21" style:parent-style-name="Policepardéfaut" style:family="text">
      <style:text-properties style:font-name="MathJax_Size1" style:font-name-asian="MathJax_Size1" style:font-name-complex="MathJax_Size1"/>
    </style:style>
    <style:style style:name="P22" style:parent-style-name="Standard" style:family="paragraph"/>
    <style:style style:name="T23" style:parent-style-name="Policepardéfaut" style:family="text">
      <style:text-properties style:font-name="MathJax_Size1" style:font-name-asian="MathJax_Size1" style:font-name-complex="MathJax_Size1"/>
    </style:style>
    <style:style style:name="P24" style:parent-style-name="Standard" style:family="paragraph"/>
    <style:style style:name="T25" style:parent-style-name="Policepardéfaut" style:family="text">
      <style:text-properties style:font-name="MathJax_Size1" style:font-name-asian="MathJax_Size1" style:font-name-complex="MathJax_Size1"/>
    </style:style>
    <style:style style:name="P26" style:parent-style-name="Standard" style:family="paragraph"/>
    <style:style style:name="T27" style:parent-style-name="Policepardéfaut" style:family="text">
      <style:text-properties style:font-name="MathJax_Size1" style:font-name-asian="MathJax_Size1" style:font-name-complex="MathJax_Size1"/>
    </style:style>
    <style:style style:name="T28" style:parent-style-name="Policepardéfaut" style:family="text">
      <style:text-properties style:font-name="MathJax_Size1" style:font-name-asian="MathJax_Size1" style:font-name-complex="MathJax_Size1"/>
    </style:style>
    <style:style style:name="T29" style:parent-style-name="Policepardéfaut" style:family="text">
      <style:text-properties style:font-name="MathJax_Size1" style:font-name-asian="MathJax_Size1" style:font-name-complex="MathJax_Size1" fo:font-weight="bold" style:font-weight-asian="bold" style:font-weight-complex="bold" fo:color="#5B9BD5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style:font-name="MathJax_Size1" style:font-name-asian="MathJax_Size1" style:font-name-complex="MathJax_Size1" fo:color="#5B9BD5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style:font-name="MathJax_Size1" style:font-name-asian="MathJax_Size1" style:font-name-complex="MathJax_Size1" fo:color="#5B9BD5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MathJax_Size1" style:font-name-asian="MathJax_Size1" style:font-name-complex="MathJax_Size1" fo:color="#5B9BD5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style:font-name="MathJax_Size1" style:font-name-asian="MathJax_Size1" style:font-name-complex="MathJax_Size1" fo:color="#5B9BD5"/>
    </style:style>
    <style:style style:name="T34" style:parent-style-name="Policepardéfaut" style:family="text">
      <style:text-properties style:font-name="MathJax_Size1" style:font-name-asian="MathJax_Size1" style:font-name-complex="MathJax_Size1"/>
    </style:style>
    <style:style style:name="T35" style:parent-style-name="Policepardéfaut" style:family="text">
      <style:text-properties style:font-name="MathJax_Size1" style:font-name-asian="MathJax_Size1" style:font-name-complex="MathJax_Size1"/>
    </style:style>
  </office:automatic-styles>
  <office:body>
    <office:text text:use-soft-page-breaks="true">
      <text:p text:style-name="P1">Test et qualité – TD 1</text:p>
      <text:p text:style-name="Standard"/>
      <text:p text:style-name="Standard"/>
      <text:h text:style-name="Titre1" text:outline-level="1">Exercice 1</text:h>
      <text:p text:style-name="Standard"/>
      <text:p text:style-name="Standard"><text:span text:style-name="T2">Créez une interface Calcul avec une fonction<text:s/></text:span><text:span text:style-name="T3">double calculer(double ... args).</text:span></text:p>
      <text:p text:style-name="Standard"/>
      <text:list text:style-name="LFO1" text:continue-numbering="true">
        <text:list-item>
          <text:p text:style-name="P4"><text:span text:style-name="T5">Créez une classe implémentant Calcul qui doit faire le calcul suivant : √</text:span>(1/(x²-1))</text:p>
        </text:list-item>
      </text:list>
      <text:p text:style-name="Standard"/>
      <text:list text:style-name="LFO1" text:continue-numbering="true">
        <text:list-item>
          <text:p text:style-name="P6"><text:span text:style-name="T7">Créez une classe de test<text:s/></text:span><text:span text:style-name="T8">permettant de valider fonctionnellement votre classe. Pensez à étudier les différentes classes d’équivalence.</text:span></text:p>
        </text:list-item>
        <text:list-item>
          <text:p text:style-name="P9"><text:span text:style-name="T10">Créez une classe implémentant Calcul qui doit faire le calcul suivant :</text:span><text:span text:style-name="T11"><text:line-break/></text:span><text:span text:style-name="T12">√</text:span>(y*(z-1)/(x²-1))</text:p>
        </text:list-item>
        <text:list-item>
          <text:p text:style-name="P13"><text:span text:style-name="T14">Créez une classe de test permettant de valider fonctionn</text:span><text:span text:style-name="T15">ellement votre classe. Combien de tests fonctionnels devrait il y avoir ? Utilisez Pairwise pour limiter le nombre de tests et implémentez les.</text:span></text:p>
        </text:list-item>
      </text:list>
      <text:h text:style-name="Titre1" text:outline-level="1">Exercice 2 – Tests fonctionnels ↔ Tests d’intégration</text:h>
      <text:p text:style-name="Standard"/>
      <text:p text:style-name="Standard"><text:span text:style-name="T16">Créez une interface TriTableau avec une fonction Integer[</text:span><text:span text:style-name="T17">] trier(Integer[] t) dont</text:span></text:p>
      <text:p text:style-name="Standard"><text:span text:style-name="T18">la fonctionnalité principale est de trier les éléments d’un tableau dans l’ordre croissant</text:span></text:p>
      <text:p text:style-name="Standard"/>
      <text:list text:style-name="LFO2" text:continue-numbering="true">
        <text:list-item>
          <text:p text:style-name="P19"><text:span text:style-name="T20">Définir une classe abstraite permettant de valider les futures implémentations de l’interface TriTableau d’un point de vue<text:s/></text:span><text:span text:style-name="T21">fonctionnel.</text:span></text:p>
        </text:list-item>
        <text:list-item>
          <text:p text:style-name="P22"><text:span text:style-name="T23">Créez une classe TriBulleTableau implémentant un tri bulles sur un tableau d’entiers.</text:span></text:p>
        </text:list-item>
        <text:list-item>
          <text:p text:style-name="P24"><text:span text:style-name="T25">Vérifiez que la classe que vous avez implémenté satisfait vos tests fonctionnels.</text:span></text:p>
        </text:list-item>
        <text:list-item>
          <text:p text:style-name="P26"><text:span text:style-name="T27">Codez une autre implémentation d’un tri (de votre choix) et vérifiez que vo</text:span><text:span text:style-name="T28">tre nouvelle implémentation satisfait également les cas de tests prévus</text:span></text:p>
        </text:list-item>
      </text:list>
      <text:p text:style-name="Standard"><text:span text:style-name="T29">En vous appuyant</text:span><text:span text:style-name="T30"><text:s/></text:span><text:span text:style-name="T31">sur<text:s/></text:span><text:span text:style-name="T32">les réalisations ci-dessus</text:span><text:span text:style-name="T33">, implémentez et testez un tri de listes d’entiers.</text:span></text:p>
      <text:h text:style-name="Titre1" text:outline-level="1">Exercice 3 – Validation d’un code existant</text:h>
      <text:p text:style-name="Standard"/>
      <text:p text:style-name="Standard"><text:span text:style-name="T34">Récupérez sur Célène le fichier exercice3.zip</text:span><text:span text:style-name="T35">. Essayer de valider la fonction implémentée dans la classe OutilsListe. Quel est votre verdict 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thJax_Size1" svg:font-family="MathJax_Size1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RINA ANDRIANARIVELO</dc:creator>
    <meta:creation-date>2022-01-19T15:58:00Z</meta:creation-date>
    <dc:date>2022-01-30T16:29:00Z</dc:date>
    <meta:template xlink:href="Normal.dotm" xlink:type="simple"/>
    <meta:editing-cycles>11</meta:editing-cycles>
    <meta:editing-duration>PT1500S</meta:editing-duration>
    <meta:document-statistic meta:page-count="1" meta:paragraph-count="3" meta:word-count="245" meta:character-count="1591" meta:row-count="11" meta:non-whitespace-character-count="1349"/>
  </office:meta>
</office:document-meta>
</file>